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5348" officeooo:paragraph-rsid="000d53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tab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2T16:56:24.100000000</dc:date>
    <meta:editing-duration>PT51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7.2.2.2$Windows_X86_64 LibreOffice_project/02b2acce88a210515b4a5bb2e46cbfb63fe97d56</meta:generator>
  </office:meta>
</office:document-meta>
</file>